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DejaVu Sans Mono" svg:font-family="'DejaVu Sans Mono'" style:font-family-generic="modern" style:font-pitch="variable"/>
    <style:font-face style:name="Source Sans Pro Semibold2" svg:font-family="'Source Sans Pro Semibold'" style:font-family-generic="modern" style:font-pitch="variable"/>
    <style:font-face style:name="源ノ角ゴシック Bold2" svg:font-family="'源ノ角ゴシック Bold'" style:font-family-generic="modern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3.971cm" fo:min-width="0cm" fo:padding-top="0.031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fo:min-height="2.659cm"/>
    </style:style>
    <style:style style:name="pr4" style:family="presentation" style:parent-style-name="Title1-outline1">
      <style:graphic-properties fo:min-height="13.746cm"/>
    </style:style>
    <style:style style:name="pr5" style:family="presentation" style:parent-style-name="Title1-notes">
      <style:graphic-properties draw:fill-color="#ffffff" fo:min-height="12.568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T1" style:family="text">
      <style:text-properties fo:font-size="44pt" fo:language="it" fo:country="IT" fo:font-weight="bold" style:font-size-asian="44pt" style:language-asian="it" style:country-asian="IT" style:font-weight-asian="bold" style:font-size-complex="44pt" style:language-complex="it" style:country-complex="IT" style:font-weight-complex="bold"/>
    </style:style>
    <style:style style:name="T2" style:family="text">
      <style:text-properties style:font-name="DejaVu Sans Mono2" style:font-name-asian="DejaVu Sans Mono2" style:font-name-complex="DejaVu Sans Mono2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6cm" svg:height="14.001cm" svg:x="1.001cm" svg:y="5.498cm" presentation:class="subtitle" presentation:user-transformed="true">
          <draw:text-box>
            <text:list text:style-name="L1">
              <text:list-header>
                <text:p text:style-name="P1"><text:span text:style-name="T1">Integer Division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2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user-transformed="true">
          <draw:text-box>
            <text:list text:style-name="L2">
              <text:list-item>
                <text:p>Purpose</text:p>
              </text:list-item>
            </text:list>
          </draw:text-box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1">
              <text:list-item>
                <text:p>Verify that the result of the division is correct using a multiply-and-shift operation, representing the divisor with</text:p>
              </text:list-item>
              <text:list-item>
                <text:p text:style-name="P3">q+ 1 + floor(log2(b))</text:p>
              </text:list-item>
              <text:list-item>
                <text:p text:style-name="P4">bits instead of sizeof(type(a)) bits, where</text:p>
              </text:list-item>
              <text:list-item>
                <text:p text:style-name="P3"><text:s/>sizeof(type(a)) <text:span text:style-name="T2">≤ </text:span>q <text:span text:style-name="T2">≤ </text:span>nBits(a)</text:p>
              </text:list-item>
              <text:list-item>
                <text:p text:style-name="P4">And nBits(x) computes the minimum number of bits needed to represent x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2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Multiply-and-shift</text:p>
          </draw:text-box>
        </draw:frame>
        <draw:frame presentation:style-name="pr4" draw:layer="layout" svg:width="25.995cm" svg:height="13.996cm" svg:x="1cm" svg:y="5.499cm" presentation:class="outline" presentation:user-transformed="true">
          <draw:text-box>
            <text:p>You can see the division as</text:p>
            <text:p text:style-name="P3">a/d = a*(1/d)= (a*m)&gt;&gt; shift_factor</text:p>
            <text:list text:style-name="L3">
              <text:list-item>
                <text:p text:style-name="P4">sizeof(m) <text:span text:style-name="T2">≤</text:span> shift_factor</text:p>
              </text:list-item>
              <text:list-item>
                <text:p text:style-name="P4">Depending on the desired precision shift_factor can change.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3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The previous implementation</text:p>
          </draw:text-box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4">
              <text:list-item>
                <text:p>Compute the multiplier m with sizeof(type(m))<text:span text:style-name="T2">≤ </text:span>shift_factor (i.e at least 32 bits for int…)</text:p>
              </text:list-item>
              <text:list-item>
                <text:p>Compute the division such as result = (a*m) &gt;&gt; shift_factor 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4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The improvement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Make </text:p>
              </text:list-item>
              <text:list-item>
                <text:p text:style-name="P3">sizeof(m)= q + 1 + floor(log2(b))</text:p>
              </text:list-item>
              <text:list-item>
                <text:p text:style-name="P4">Instead of sizeof(m)=sizeof(type(a)).</text:p>
                <text:p text:style-name="P4">In this way it is possible to represent m with few bits respect to the previous implementation.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5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user-transformed="true">
          <draw:text-box>
            <text:p>What we want and what we have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a is a variable, so we cannot always know nBits(a) at compile time (this is the reason why we use q and not nBits(a) in the formula ). To solve this issue sizeof(m) is computed as </text:p>
              </text:list-item>
              <text:list-item>
                <text:p text:style-name="P3">min( sizeof(type(a)), minBits )</text:p>
              </text:list-item>
              <text:list-item>
                <text:p text:style-name="P4">Where minBits = q + 1 + floor(log2(b)). In this way we ensure that we use the minimum number of bits as much as we can.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6" presentation:class="page"/>
          <draw:frame presentation:style-name="pr5" draw:text-style-name="P6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 presentation:user-transformed="true">
          <draw:text-box>
            <text:p>An example 15/3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Case 1: we don’t know nBits(15), so we consider that it employs an int size (32 bits).</text:p>
              </text:list-item>
              <text:list-item>
                <text:p>m=2863311531<text:span text:style-name="T3">10</text:span><text:span text:style-name="T4">=</text:span></text:p>
              </text:list-item>
              <text:list-item>
                <text:p><text:span text:style-name="T4">10101010101010101010101010101011</text:span><text:span text:style-name="T3">2</text:span></text:p>
              </text:list-item>
              <text:list-item>
                <text:p><text:span text:style-name="T4">m is represented using 32 bits. </text:span></text:p>
              </text:list-item>
              <text:list-item>
                <text:p><text:span text:style-name="T4">shift_factor = 32+1 = 33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7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Case 1: Result Computation</text:p>
          </draw:text-box>
        </draw:frame>
        <draw:frame presentation:style-name="pr4" draw:layer="layout" svg:width="25.995cm" svg:height="13.996cm" svg:x="1cm" svg:y="5.499cm" presentation:class="outline">
          <draw:text-box>
            <text:list text:style-name="L1">
              <text:list-item>
                <text:p>Result = (a*m) &gt;&gt; shift_factor =</text:p>
              </text:list-item>
              <text:list-item>
                <text:p>(15*2863311531)&gt;&gt;33 = 3</text:p>
              </text:list-item>
              <text:list-item>
                <text:p/>
              </text:list-item>
              <text:list-item>
                <text:p>All in all, we occupied at most 36 bits ( to represent 15*2863311531)</text:p>
              </text:list-item>
            </text:list>
            <text:list text:style-name="L3">
              <text:list-header>
                <text:p/>
              </text:list-header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8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Case 2</text:p>
          </draw:text-box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1">
              <text:list-item>
                <text:p>Case 2: we know that nBits(15)=4 bits. This can be done under certain conditions at compile time.</text:p>
              </text:list-item>
              <text:list-item>
                <text:p>m=11<text:span text:style-name="T3">10</text:span><text:span text:style-name="T4">=</text:span></text:p>
              </text:list-item>
              <text:list-item>
                <text:p><text:span text:style-name="T4">1011</text:span><text:span text:style-name="T3">2</text:span></text:p>
                <text:p><text:span text:style-name="T4">m is represented using 4 bits. </text:span></text:p>
              </text:list-item>
              <text:list-item>
                <text:p><text:span text:style-name="T4">shift_factor = 4+1 = 5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9" presentation:class="page"/>
          <draw:frame presentation:style-name="pr5" draw:text-style-name="P5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>
        <office:forms form:automatic-focus="false" form:apply-design-mode="false"/>
        <draw:frame presentation:style-name="pr3" draw:layer="layout" svg:width="25.995cm" svg:height="2.659cm" svg:x="1cm" svg:y="0.837cm" presentation:class="title">
          <draw:text-box>
            <text:p>Case 2: Result computation</text:p>
          </draw:text-box>
        </draw:frame>
        <draw:frame presentation:style-name="pr4" draw:layer="layout" svg:width="25.995cm" svg:height="13.996cm" svg:x="1cm" svg:y="5.499cm" presentation:class="outline" presentation:user-transformed="true">
          <draw:text-box>
            <text:list text:style-name="L1">
              <text:list-item>
                <text:p>Result = (a*m) &gt;&gt; shift_factor =</text:p>
              </text:list-item>
              <text:list-item>
                <text:p>(15*11)&gt;&gt;5 = 3</text:p>
              </text:list-item>
              <text:list-item>
                <text:p/>
              </text:list-item>
              <text:list-item>
                <text:p>This time, we occupied at most 8 bits ( to represent 15*11 ) instead of 36 bits of the Case 1</text:p>
              </text:list-item>
            </text:list>
          </draw:text-box>
        </draw:frame>
        <presentation:notes draw:style-name="dp2">
          <draw:page-thumbnail draw:style-name="gr1" draw:layer="layout" svg:width="15.262cm" svg:height="10.473cm" svg:x="3.162cm" svg:y="2.12cm" draw:page-number="10" presentation:class="page"/>
          <draw:frame presentation:style-name="pr5" draw:text-style-name="P6" draw:layer="layout" svg:width="17.268cm" svg:height="12.568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1" svg:font-family="'DejaVu Sans'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1" svg:font-family="'源ノ角ゴシック Normal'" style:font-pitch="variable"/>
    <style:font-face style:name="DejaVu Sans Mono" svg:font-family="'DejaVu Sans Mono'" style:font-family-generic="modern" style:font-pitch="variable"/>
    <style:font-face style:name="Source Sans Pro Semibold2" svg:font-family="'Source Sans Pro Semibold'" style:font-family-generic="modern" style:font-pitch="variable"/>
    <style:font-face style:name="源ノ角ゴシック Bold2" svg:font-family="'源ノ角ゴシック Bold'" style:font-family-generic="modern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Roman No9 L1" svg:font-family="'Nimbus Roman No9 L'" style:font-family-generic="swiss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Normal" svg:font-family="'源ノ角ゴシック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15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115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115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15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23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1" fo:font-family="'Source Sans Pro Semibold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bold" style:font-name-complex="源ノ角ゴシック Bold1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8pt" fo:font-style="normal" fo:text-shadow="none" style:text-underline-style="none" fo:font-weight="normal" style:font-name-asian="源ノ角ゴシック Normal1" style:font-family-asian="'源ノ角ゴシック Normal'" style:font-pitch-asian="variable" style:font-size-asian="28pt" style:font-style-asian="normal" style:font-weight-asian="normal" style:font-name-complex="源ノ角ゴシック Normal1" style:font-family-complex="'源ノ角ゴシック Normal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4pt" fo:font-style="normal" fo:text-shadow="none" style:text-underline-style="none" fo:font-weight="normal" style:font-name-asian="源ノ角ゴシック Normal1" style:font-family-asian="'源ノ角ゴシック Normal'" style:font-pitch-asian="variable" style:font-size-asian="24pt" style:font-style-asian="normal" style:font-weight-asian="normal" style:font-name-complex="源ノ角ゴシック Normal1" style:font-family-complex="'源ノ角ゴシック Normal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1" fo:font-family="'Source Sans Pro'" style:font-family-generic="swiss" style:font-pitch="variable" fo:font-size="20pt" fo:font-style="normal" fo:text-shadow="none" style:text-underline-style="none" fo:font-weight="normal" style:font-name-asian="源ノ角ゴシック Normal1" style:font-family-asian="'源ノ角ゴシック Normal'" style:font-pitch-asian="variable" style:font-size-asian="20pt" style:font-style-asian="normal" style:font-weight-asian="normal" style:font-name-complex="源ノ角ゴシック Normal1" style:font-family-complex="'源ノ角ゴシック Normal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1" style:font-family-asian="'源ノ角ゴシック Bold'" style:font-pitch-asian="variable" style:font-size-asian="32pt" style:font-style-asian="normal" style:font-weight-asian="normal" style:font-name-complex="源ノ角ゴシック Bold1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4pt" style:font-style-asian="normal" style:font-weight-asian="bold" style:font-name-complex="源ノ角ゴシック Heavy" style:font-family-complex="'源ノ角ゴシック Heavy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9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99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8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2c3e50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 style:language-asian="it" style:country-asian="IT" style:language-complex="it" style:country-complex="IT"/>
    </style:style>
    <style:style style:name="MT3" style:family="text">
      <style:text-properties fo:color="#ffffff" style:font-name="Source Sans Pro Black" fo:font-size="14pt" fo:language="it" fo:country="IT" fo:font-weight="bold" style:font-name-asian="源ノ角ゴシック Heavy" style:font-size-asian="14pt" style:language-asian="it" style:country-asian="IT" style:font-weight-asian="bold" style:font-name-complex="源ノ角ゴシック Heavy" style:font-size-complex="14pt" style:language-complex="it" style:country-complex="IT" style:font-weight-complex="bold"/>
    </style:style>
    <style:style style:name="MT4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style:style style:name="MT5" style:family="text">
      <style:text-properties fo:color="#ffffff" style:font-name="Source Sans Pro Black" fo:language="it" fo:country="IT" fo:font-weight="bold" style:font-name-asian="源ノ角ゴシック Heavy" style:language-asian="it" style:country-asian="IT" style:font-weight-asian="bold" style:font-name-complex="源ノ角ゴシック Heavy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5.262cm" svg:height="10.473cm" svg:x="3.16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5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6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style-name="Mgr8" draw:text-style-name="MP11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5.995cm" svg:height="2.659cm" svg:x="1cm" svg:y="0.837cm" presentation:class="title" presentation:placeholder="true">
        <draw:text-box/>
      </draw:frame>
      <draw:frame presentation:style-name="Title1-outline1" draw:layer="backgroundobjects" svg:width="25.995cm" svg:height="13.996cm" svg:x="1cm" svg:y="5.499cm" presentation:class="outline" presentation:placeholder="true">
        <draw:text-box/>
      </draw:frame>
      <draw:frame presentation:style-name="Mpr2" draw:text-style-name="MP8" draw:layer="backgroundobjects" svg:width="7.995cm" svg:height="0.997cm" svg:x="1cm" svg:y="19.997cm" presentation:class="date-time">
        <draw:text-box>
          <text:list text:style-name="ML1">
            <text:list-header>
              <text:p text:style-name="MP7"><text:span text:style-name="MT4"><presentation:date-time/></text:span></text:p>
            </text:list-header>
          </text:list>
        </draw:text-box>
      </draw:frame>
      <draw:frame presentation:style-name="Mpr3" draw:text-style-name="MP13" draw:layer="backgroundobjects" svg:width="8.995cm" svg:height="0.997cm" svg:x="9.498cm" svg:y="19.997cm" presentation:class="footer">
        <draw:text-box>
          <text:list text:style-name="ML1">
            <text:list-header>
              <text:p text:style-name="MP12"><text:span text:style-name="MT5"><presentation:footer/></text:span></text:p>
            </text:list-header>
          </text:list>
        </draw:text-box>
      </draw:frame>
      <draw:custom-shape draw:style-name="Mgr10" draw:text-style-name="MP14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998cm" svg:height="1.998cm" svg:x="25.501cm" svg:y="18.9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.59cm" svg:height="27.94cm" svg:x="0cm" svg:y="0cm">
          <text:p/>
        </draw:rect>
        <draw:page-thumbnail presentation:style-name="Title1-title" draw:layer="backgroundobjects" svg:width="15.262cm" svg:height="10.473cm" svg:x="3.16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8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7" draw:text-style-name="MP8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58:36.259796400</meta:creation-date>
    <dc:date>2016-06-30T10:26:36.852081099</dc:date>
    <meta:editing-cycles>56</meta:editing-cycles>
    <meta:editing-duration>PT5H25M42S</meta:editing-duration>
    <meta:generator>LibreOffice/5.1.4.2$Linux_X86_64 LibreOffice_project/10m0$Build-2</meta:generator>
    <meta:document-statistic meta:object-count="76"/>
  </office:meta>
</office:document-meta>
</file>